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undroitunassureur" style:family="table">
      <style:table-properties style:width="16.499cm" table:align="margins" style:writing-mode="lr-tb"/>
    </style:style>
    <style:style style:name="tableundroitunassureur.A" style:family="table-column">
      <style:table-column-properties style:column-width="16.499cm" style:rel-column-width="65535*"/>
    </style:style>
    <style:style style:name="tableundroitunassureur.A1" style:family="table-cell">
      <style:table-cell-properties fo:padding="0cm" fo:border="none"/>
    </style:style>
    <style:style style:name="tablexdroitsunassureur" style:family="table">
      <style:table-properties style:width="16.499cm" table:align="margins" style:writing-mode="lr-tb"/>
    </style:style>
    <style:style style:name="tablexdroitsunassureur.A" style:family="table-column">
      <style:table-column-properties style:column-width="16.499cm" style:rel-column-width="65535*"/>
    </style:style>
    <style:style style:name="tablexdroitsunassureur.A1" style:family="table-cell">
      <style:table-cell-properties fo:padding="0cm" fo:border="none"/>
    </style:style>
    <style:style style:name="tablexdroitsxassureurs" style:family="table">
      <style:table-properties style:width="16.499cm" table:align="margins" style:writing-mode="lr-tb"/>
    </style:style>
    <style:style style:name="tablexdroitsxassureurs.A" style:family="table-column">
      <style:table-column-properties style:column-width="16.499cm" style:rel-column-width="65535*"/>
    </style:style>
    <style:style style:name="tablexdroitsxassureurs.A1" style:family="table-cell">
      <style:table-cell-properties fo:padding="0cm" fo:border="none"/>
    </style:style>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4"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5"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6" style:family="paragraph" style:parent-style-name="Footer">
      <style:paragraph-properties fo:text-align="justify" style:justify-single-word="false"/>
      <style:text-properties style:font-name="CG Times (W1)" fo:font-size="11pt" style:font-size-asian="11pt"/>
    </style:style>
    <style:style style:name="P7" style:family="paragraph" style:parent-style-name="Footer">
      <style:text-properties fo:font-size="8pt" style:font-size-asian="8pt"/>
    </style:style>
    <style:style style:name="P8"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9" style:family="paragraph" style:parent-style-name="Table_20_Contents_20_right">
      <style:paragraph-properties fo:line-height="100%" fo:text-align="justify" style:justify-single-word="false" style:snap-to-layout-grid="false"/>
      <style:text-properties fo:font-variant="normal" fo:text-transform="none" style:font-name="Gill Sans MT_CCJU" fo:font-size="11pt" fo:font-style="normal" fo:font-weight="normal" style:font-size-asian="11pt" style:font-weight-asian="bold" style:font-size-complex="11pt"/>
    </style:style>
    <style:style style:name="P10"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11" style:family="paragraph" style:parent-style-name="Standard" style:master-page-name="">
      <style:paragraph-properties fo:margin-top="0cm" fo:margin-bottom="0cm" fo:text-align="justify" style:justify-single-word="false" style:page-number="auto" fo:break-before="auto" fo:break-after="auto" style:shadow="none">
        <style:tab-stops>
          <style:tab-stop style:position="9.5cm"/>
        </style:tab-stops>
      </style:paragraph-properties>
      <style:text-properties style:font-name="Gill Sans MT_CCJU" fo:font-size="11pt" fo:font-weight="normal" style:font-size-asian="11pt" style:font-size-complex="6pt"/>
    </style:style>
    <style:style style:name="T1" style:family="text">
      <style:text-properties fo:language="fr" fo:country="FR"/>
    </style:style>
    <style:style style:name="T2" style:family="text">
      <style:text-properties fo:language="fr" fo:country="FR" style:font-weight-asian="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remLineWhenBlank(empty_line)=%</text:p>
      <table:table table:name="tableundroitunassureur" table:style-name="tableundroitunassureur">
        <table:table-column table:style-name="tableundroitunassureur.A"/>
        <table:table-row>
          <table:table-cell table:style-name="tableundroitunassureur.A1" office:value-type="string">
            <text:p text:style-name="P9">%{HEADER_ROWS:0}%%{RM_IF_NO_DATA:true,0}%%{maligne}%%=CONTENT=%<text:span text:style-name="T1">Nous informerons prochainement votre</text:span> <text:span text:style-name="T1">assureur-maladie de votre</text:span> <text:span text:style-name="T1">droit. Il ne vous facturera ainsi plus de primes de l'assurance-maladie des soins obligatoire à l'exception des montants supérieurs à la prime la plus avantageuse. Si, toutefois, votre assureur-maladie ne correspond pas à l'assureur susmentionné, nous vous saurions gré de nous remettre une copie de votre certificat d'assurance-maladie obligatoire des soins de l'année %=RELATIV1=%.</text:span></text:p>
          </table:table-cell>
        </table:table-row>
      </table:table>
      <table:table table:name="tablexdroitsunassureur" table:style-name="tablexdroitsunassureur">
        <table:table-column table:style-name="tablexdroitsunassureur.A"/>
        <table:table-row>
          <table:table-cell table:style-name="tablexdroitsunassureur.A1" office:value-type="string">
            <text:p text:style-name="P9">%{HEADER_ROWS:0}%%{RM_IF_NO_DATA:true,0}%%{maligne}%%=CONTENT=%<text:span text:style-name="T1">Nous informerons prochainement votre assureur-maladie de vos droits. Il ne vous facturera ainsi plus de primes de l'assurance-maladie des soins obligatoire à l'exception des montants supérieurs à la prime la plus avantageuse. </text:span><text:span text:style-name="T2">Si, toutefois, votre assureur-maladie ne correspond pas à l'assureur susmentionné, nous vous saurions gré de nous remettre une copie de vos certificats d'assurance-maladie obligatoire des soins de l'année %=RELATIV1=%.</text:span></text:p>
          </table:table-cell>
        </table:table-row>
      </table:table>
      <table:table table:name="tablexdroitsxassureurs" table:style-name="tablexdroitsxassureurs">
        <table:table-column table:style-name="tablexdroitsxassureurs.A"/>
        <table:table-row>
          <table:table-cell table:style-name="tablexdroitsxassureurs.A1" office:value-type="string">
            <text:p text:style-name="P9">%{HEADER_ROWS:0}%%{RM_IF_NO_DATA:true,0}%%{maligne}%%=CONTENT=%<text:span text:style-name="T1">Nous informerons prochainement vos assureurs-maladie de vos droits. Ils ne vous factureront ainsi plus de primes de l'assurance-maladie des soins obligatoire à l'exception des montants supérieurs à la prime la plus avantageuse.</text:span><text:span text:style-name="T2"> Si, toutefois, vos assureurs-maladie ne correspondent pas aux assureurs susmentionnés, nous vous saurions gré de nous remettre une copie de vos certificats d'assurance-maladie obligatoire des soins de l'année %=RELATIV1=%.</text:span></text:p>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5"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6"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7" style:family="paragraph" style:parent-style-name="Footer">
      <style:paragraph-properties fo:text-align="justify" style:justify-single-word="false"/>
      <style:text-properties style:font-name="CG Times (W1)" fo:font-size="11pt" style:font-size-asian="11pt"/>
    </style:style>
    <style:style style:name="MP8" style:family="paragraph" style:parent-style-name="Footer">
      <style:text-properties fo:font-size="8pt" style:font-size-asian="8pt"/>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master-page style:name="Conversion_20_1" style:display-name="Conversion 1" style:page-layout-name="Mpm3" style:next-style-name="Conversion_20_suivante_20_1">
      <style:header>
        <text:p text:style-name="MP3"/>
      </style:header>
      <style:footer>
        <text:p text:style-name="MP4">VOIES DE DROIT</text:p>
        <text:p text:style-name="MP5"/>
        <text:p text:style-name="MP5">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6">VOIES DE DROIT</text:p>
        <text:p text:style-name="MP7"/>
        <text:p text:style-name="MP7">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8">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date>2015-10-08T09:07:24.67</dc:date>
    <meta:print-date>2003-09-10T06:53:00</meta:print-date>
    <meta:editing-cycles>110</meta:editing-cycles>
    <meta:editing-duration>PT6H18M25S</meta:editing-duration>
    <meta:document-statistic meta:table-count="3" meta:image-count="0" meta:object-count="0" meta:page-count="1" meta:paragraph-count="11" meta:word-count="326" meta:character-count="2429"/>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